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ArgMismatchesTest.no_op_when_no_mis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ArgMismatchesTest.multiple_matching_invocations_per_stub_plus_some_other_inv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tubbingArgMismatchesTest.logs_m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